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.0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G10 cells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2" table:formula="of:=&quot;BCs&quot;" office:value-type="string" office:string-value="BCs">
            <text:p>BCs</text:p>
          </table:table-cell>
          <table:table-cell table:style-name="ce2" office:value-type="string">
            <text:p>Inputs</text:p>
          </table:table-cell>
          <table:table-cell table:style-name="ce2" office:value-type="string">
            <text:p>Outputs</text:p>
          </table:table-cell>
          <table:table-cell table:style-name="ce2" office:value-type="string">
            <text:p>LF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B1N</text:p>
          </table:table-cell>
          <table:table-cell table:style-name="ce6" office:value-type="string">
            <text:p>True Buffer</text:p>
          </table:table-cell>
          <table:table-cell table:number-columns-repeated="2"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N2N</text:p>
          </table:table-cell>
          <table:table-cell office:value-type="string">
            <text:p>2-input N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2N</text:p>
          </table:table-cell>
          <table:table-cell office:value-type="string">
            <text:p>2-input N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1N</text:p>
          </table:table-cell>
          <table:table-cell office:value-type="string">
            <text:p>Inverter</text:p>
          </table:table-cell>
          <table:table-cell table:number-columns-repeated="3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V2B</text:p>
          </table:table-cell>
          <table:table-cell table:style-name="ce7" office:value-type="string">
            <text:p>Power Inverter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table:style-name="ce3" office:value-type="string">
            <text:p>D14</text:p>
          </table:table-cell>
          <table:table-cell table:style-name="ce6" office:value-type="string">
            <text:p>2-wide 3-AND 4-input AOI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23</text:p>
          </table:table-cell>
          <table:table-cell office:value-type="string">
            <text:p>2-wide 2-AND 3-input AO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24</text:p>
          </table:table-cell>
          <table:table-cell office:value-type="string">
            <text:p>2-wide 2-AND 4-input AO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D34</text:p>
          </table:table-cell>
          <table:table-cell office:value-type="string">
            <text:p>3-wide 2-AND 4-input AO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44</text:p>
          </table:table-cell>
          <table:table-cell office:value-type="string">
            <text:p>2-wide 2-OR 2-AND 4-input AO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14</text:p>
          </table:table-cell>
          <table:table-cell office:value-type="string">
            <text:p>2-wide 3-OR 4-input OA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23</text:p>
          </table:table-cell>
          <table:table-cell office:value-type="string">
            <text:p>2-wide 2-OR 3-input OA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24</text:p>
          </table:table-cell>
          <table:table-cell office:value-type="string">
            <text:p>2-wide 2-OR 4-input OA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34</text:p>
          </table:table-cell>
          <table:table-cell office:value-type="string">
            <text:p>3-wide 2-OR 4-input OA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44</text:p>
          </table:table-cell>
          <table:table-cell office:value-type="string">
            <text:p>2-wide 2-AND 2-OR 4-input OA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1B</text:p>
          </table:table-cell>
          <table:table-cell office:value-type="string">
            <text:p>True Clock Buffe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3B</text:p>
          </table:table-cell>
          <table:table-cell office:value-type="string">
            <text:p>Gated Clock (AND) Buffe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4B</text:p>
          </table:table-cell>
          <table:table-cell office:value-type="string">
            <text:p>Gated Clock (OR) Buffe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2K</text:p>
          </table:table-cell>
          <table:table-cell office:value-type="string">
            <text:p>Fast Power 2-input NAND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N2P</text:p>
          </table:table-cell>
          <table:table-cell office:value-type="string">
            <text:p>Power 2-input AN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N3N</text:p>
          </table:table-cell>
          <table:table-cell office:value-type="string">
            <text:p>3-input N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4N</text:p>
          </table:table-cell>
          <table:table-cell office:value-type="string">
            <text:p>4-input NA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2K</text:p>
          </table:table-cell>
          <table:table-cell office:value-type="string">
            <text:p>Power 2-input NOR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R2P</text:p>
          </table:table-cell>
          <table:table-cell office:value-type="string">
            <text:p>Power 2-input O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R3N</text:p>
          </table:table-cell>
          <table:table-cell office:value-type="string">
            <text:p>3-input N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4N</text:p>
          </table:table-cell>
          <table:table-cell office:value-type="string">
            <text:p>4-input NO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2B</text:p>
          </table:table-cell>
          <table:table-cell office:value-type="string">
            <text:p>2:1 Selecto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T2D</text:p>
          </table:table-cell>
          <table:table-cell office:value-type="string">
            <text:p>2:1 Selecto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1L</text:p>
          </table:table-cell>
          <table:table-cell office:value-type="string">
            <text:p>Double Power Invert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V3A</text:p>
          </table:table-cell>
          <table:table-cell table:style-name="ce7" office:value-type="string">
            <text:p>1:2 Selecto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D36</text:p>
          </table:table-cell>
          <table:table-cell table:style-name="ce6" office:value-type="string">
            <text:p>3-wide 2-AND 6-input AOI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2B</text:p>
          </table:table-cell>
          <table:table-cell office:value-type="string">
            <text:p>Power Clock Buff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AB</text:p>
          </table:table-cell>
          <table:table-cell office:value-type="string">
            <text:p>Block Clock (OR) Buff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SB</text:p>
          </table:table-cell>
          <table:table-cell office:value-type="string">
            <text:p>Gated Clock (NAND) Buff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2B</text:p>
          </table:table-cell>
          <table:table-cell office:value-type="string">
            <text:p>Power 2-input N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N3B</text:p>
          </table:table-cell>
          <table:table-cell office:value-type="string">
            <text:p>Power 3-input NAND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3K</text:p>
          </table:table-cell>
          <table:table-cell office:value-type="string">
            <text:p>Fast Power 3-input NAND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N3P</text:p>
          </table:table-cell>
          <table:table-cell office:value-type="string">
            <text:p>Power 3-input AND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N4P</text:p>
          </table:table-cell>
          <table:table-cell office:value-type="string">
            <text:p>Power 4-input A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R2B</text:p>
          </table:table-cell>
          <table:table-cell office:value-type="string">
            <text:p>Power 2-input NO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R3B</text:p>
          </table:table-cell>
          <table:table-cell office:value-type="string">
            <text:p>Power 3-input NOR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R3K</text:p>
          </table:table-cell>
          <table:table-cell office:value-type="string">
            <text:p>Power 3-input NOR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R3P</text:p>
          </table:table-cell>
          <table:table-cell office:value-type="string">
            <text:p>Power 3-input OR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R4P</text:p>
          </table:table-cell>
          <table:table-cell office:value-type="string">
            <text:p>Power 4-input O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X1N</text:p>
          </table:table-cell>
          <table:table-cell office:value-type="string">
            <text:p>Exclusive NO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table:style-name="ce5" office:value-type="string">
            <text:p>X2N</text:p>
          </table:table-cell>
          <table:table-cell table:style-name="ce7" office:value-type="string">
            <text:p>Exclusive O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table:style-name="ce3" office:value-type="string">
            <text:p>BD4</text:p>
          </table:table-cell>
          <table:table-cell table:style-name="ce6" office:value-type="string">
            <text:p>Delay Cell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T1</text:p>
          </table:table-cell>
          <table:table-cell office:value-type="string">
            <text:p>S-R Latch with Cle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TK</text:p>
          </table:table-cell>
          <table:table-cell office:value-type="string">
            <text:p>Data Latch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4B</text:p>
          </table:table-cell>
          <table:table-cell office:value-type="string">
            <text:p>Power 4-input NAND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4K</text:p>
          </table:table-cell>
          <table:table-cell office:value-type="string">
            <text:p>Fast Power 4-input NAND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R4B</text:p>
          </table:table-cell>
          <table:table-cell office:value-type="string">
            <text:p>Power 4-input NOR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4K</text:p>
          </table:table-cell>
          <table:table-cell office:value-type="string">
            <text:p>Power 4-input NOR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2C</text:p>
          </table:table-cell>
          <table:table-cell office:value-type="string">
            <text:p>2:1 Se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3B</text:p>
          </table:table-cell>
          <table:table-cell office:value-type="string">
            <text:p>1:2 Selecto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1B</text:p>
          </table:table-cell>
          <table:table-cell office:value-type="string">
            <text:p>Power Exclusive NO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table:style-name="ce5" office:value-type="string">
            <text:p>X2B</text:p>
          </table:table-cell>
          <table:table-cell table:style-name="ce7" office:value-type="string">
            <text:p>Power Exclusive O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table:style-name="ce3" office:value-type="string">
            <text:p>A1A</text:p>
          </table:table-cell>
          <table:table-cell table:style-name="ce6" office:value-type="string">
            <text:p>1-bit Half Adder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11</text:p>
          </table:table-cell>
          <table:table-cell office:value-type="string">
            <text:p><text:s/>1-bit Bus Driv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D3</text:p>
          </table:table-cell>
          <table:table-cell office:value-type="string">
            <text:p>True Delay Buffer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DE2</text:p>
          </table:table-cell>
          <table:table-cell office:value-type="string">
            <text:p>2:4 Decod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TL</text:p>
          </table:table-cell>
          <table:table-cell office:value-type="string">
            <text:p>Data Latch with Clea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6B</text:p>
          </table:table-cell>
          <table:table-cell office:value-type="string">
            <text:p>Power 6-input NAN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6B</text:p>
          </table:table-cell>
          <table:table-cell office:value-type="string">
            <text:p>Power 6-input NO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2E</text:p>
          </table:table-cell>
          <table:table-cell office:value-type="string">
            <text:p>2:1 Selector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T32</text:p>
          </table:table-cell>
          <table:table-cell office:value-type="string">
            <text:p>2:1 Power 3-AND 2-wide Multiplex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5A</text:p>
          </table:table-cell>
          <table:table-cell office:value-type="string">
            <text:p>4:1 Selector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U32</text:p>
          </table:table-cell>
          <table:table-cell office:value-type="string">
            <text:p>2:1 Power 3-OR 2-wide Multiplex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3N</text:p>
          </table:table-cell>
          <table:table-cell office:value-type="string">
            <text:p>3-input Exclusive NO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X4N</text:p>
          </table:table-cell>
          <table:table-cell office:value-type="string">
            <text:p>3-input Exclusive O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YL2</text:p>
          </table:table-cell>
          <table:table-cell table:style-name="ce7" office:value-type="string">
            <text:p>Data Latch with TM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FDM</text:p>
          </table:table-cell>
          <table:table-cell table:style-name="ce6" office:value-type="string">
            <text:p>D Flip-flop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N8B</text:p>
          </table:table-cell>
          <table:table-cell office:value-type="string">
            <text:p>Power 8-input NAN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N8P</text:p>
          </table:table-cell>
          <table:table-cell office:value-type="string">
            <text:p>Power 8-input AN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8B</text:p>
          </table:table-cell>
          <table:table-cell office:value-type="string">
            <text:p>Power 8-input NO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8P</text:p>
          </table:table-cell>
          <table:table-cell office:value-type="string">
            <text:p>Power 8-input O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24</text:p>
          </table:table-cell>
          <table:table-cell office:value-type="string">
            <text:p>4:1 Power 2-AND 4-wide Multiplexe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42</text:p>
          </table:table-cell>
          <table:table-cell office:value-type="string">
            <text:p>2:1 Power 4-AND 2-wide Multiplexe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24</text:p>
          </table:table-cell>
          <table:table-cell office:value-type="string">
            <text:p>4:1 Power 2-OR 4-wide Multiplexe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42</text:p>
          </table:table-cell>
          <table:table-cell office:value-type="string">
            <text:p>2:1 Power 4-OR 2-wide Multiplexer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3B</text:p>
          </table:table-cell>
          <table:table-cell office:value-type="string">
            <text:p>Power 3-input Exclusive NO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X4B</text:p>
          </table:table-cell>
          <table:table-cell table:style-name="ce7" office:value-type="string">
            <text:p>Power 3-input Exclusive OR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FD2</text:p>
          </table:table-cell>
          <table:table-cell table:style-name="ce6" office:value-type="string">
            <text:p>Power D Flip-flop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FDN</text:p>
          </table:table-cell>
          <table:table-cell office:value-type="string">
            <text:p>D Flip-flop with Se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DO</text:p>
          </table:table-cell>
          <table:table-cell office:value-type="string">
            <text:p>D Flip-flop with Rese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U33</text:p>
          </table:table-cell>
          <table:table-cell table:style-name="ce7" office:value-type="string">
            <text:p>3:1 Power 3-OR 3-wide Multiplexer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A1N</text:p>
          </table:table-cell>
          <table:table-cell table:style-name="ce6" office:value-type="string">
            <text:p>1-bit Full Adder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4</text:p>
          </table:table-cell>
          <table:table-cell office:value-type="string">
            <text:p>2:4 Decod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D3</text:p>
          </table:table-cell>
          <table:table-cell office:value-type="string">
            <text:p>Power D Flip-flop with Prese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D5</text:p>
          </table:table-cell>
          <table:table-cell office:value-type="string">
            <text:p>Power D Flip-flop with Clea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DP</text:p>
          </table:table-cell>
          <table:table-cell office:value-type="string">
            <text:p>D Flip-flop with Set and Reset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N9B</text:p>
          </table:table-cell>
          <table:table-cell office:value-type="string">
            <text:p>Power 9-input NAND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9B</text:p>
          </table:table-cell>
          <table:table-cell office:value-type="string">
            <text:p>Power 9-input NOR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2F</text:p>
          </table:table-cell>
          <table:table-cell office:value-type="string">
            <text:p>2:1 Selector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T33</text:p>
          </table:table-cell>
          <table:table-cell table:style-name="ce7" office:value-type="string">
            <text:p><text:s/>3:1 Power 3-AND 3-wide Multiplexer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/>
          <table:table-cell table:style-name="ce3" office:value-type="string">
            <text:p>B41</text:p>
          </table:table-cell>
          <table:table-cell table:style-name="ce6" office:value-type="string">
            <text:p>4-bit Bus Driver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D5</text:p>
          </table:table-cell>
          <table:table-cell office:value-type="string">
            <text:p>Delay Cell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FD4</text:p>
          </table:table-cell>
          <table:table-cell office:value-type="string">
            <text:p>Power D Flip-flop with Clear and Preset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USED ?</text:p>
          </table:table-cell>
        </table:table-row>
        <table:table-row table:style-name="ro1">
          <table:table-cell/>
          <table:table-cell office:value-type="string">
            <text:p>T34</text:p>
          </table:table-cell>
          <table:table-cell office:value-type="string">
            <text:p>4:1 Power 3-AND 4-wide Multiplexer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26</text:p>
          </table:table-cell>
          <table:table-cell office:value-type="string">
            <text:p>6:1 Power 2-OR 6-wide Multiplexer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34</text:p>
          </table:table-cell>
          <table:table-cell office:value-type="string">
            <text:p>4:1 Power 3-OR 4-wide Multiplexer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U43</text:p>
          </table:table-cell>
          <table:table-cell table:style-name="ce7" office:value-type="string">
            <text:p>3:1 Power 4-OR 3-wide Multiplexer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NCB</text:p>
          </table:table-cell>
          <table:table-cell table:style-name="ce6" office:value-type="string">
            <text:p>Power 12-input NAND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CB</text:p>
          </table:table-cell>
          <table:table-cell office:value-type="string">
            <text:p>Power 12-input NO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FDM</text:p>
          </table:table-cell>
          <table:table-cell office:value-type="string">
            <text:p>Scan 1-input D Flip-flop with Clock-Inhibit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26</text:p>
          </table:table-cell>
          <table:table-cell office:value-type="string">
            <text:p>6:1 Power 2-AND 6-wide Multiplexe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43</text:p>
          </table:table-cell>
          <table:table-cell office:value-type="string">
            <text:p>3:1 Power 3-AND 3-wide Multiplexe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T54</text:p>
          </table:table-cell>
          <table:table-cell table:style-name="ce7" office:value-type="string">
            <text:p>4:1 Power 4-2-3-2 AND 4-wide Multiplexer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C11</text:p>
          </table:table-cell>
          <table:table-cell table:style-name="ce6" office:value-type="string">
            <text:p>Non-Scan Flip-Flop for Counter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GB</text:p>
          </table:table-cell>
          <table:table-cell office:value-type="string">
            <text:p>Power 16-input NAND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GB</text:p>
          </table:table-cell>
          <table:table-cell office:value-type="string">
            <text:p>Power 16-input NOR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FDO</text:p>
          </table:table-cell>
          <table:table-cell office:value-type="string">
            <text:p>Scan 1-input D Flip-flop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28</text:p>
          </table:table-cell>
          <table:table-cell office:value-type="string">
            <text:p>8:1 Power 2-AND 8-wide Multiplexer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44</text:p>
          </table:table-cell>
          <table:table-cell office:value-type="string">
            <text:p>4:1 Power 4-AND 4-wide Multiplexer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U28</text:p>
          </table:table-cell>
          <table:table-cell office:value-type="string">
            <text:p>8:1 Power 2-OR 8-wide Multiplexer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U44</text:p>
          </table:table-cell>
          <table:table-cell table:style-name="ce7" office:value-type="string">
            <text:p>4:1 Power 4-OR 4-wide Multiplexer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FJD</text:p>
          </table:table-cell>
          <table:table-cell table:style-name="ce6" office:value-type="string">
            <text:p>Positive Edge Clocked Power J-K Flip-flop with Clear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05</text:p>
          </table:table-cell>
          <table:table-cell office:value-type="string">
            <text:p><text:s/>Odd Parity Generator/Checker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24</text:p>
          </table:table-cell>
          <table:table-cell office:value-type="string">
            <text:p>2:1 Data Selector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5</text:p>
          </table:table-cell>
          <table:table-cell office:value-type="string">
            <text:p><text:s/>Even Parity Generator/Checker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DA</text:p>
          </table:table-cell>
          <table:table-cell office:value-type="string">
            <text:p>Scan 1-input D Flip-flop with Clock-Inhibit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FDP</text:p>
          </table:table-cell>
          <table:table-cell table:style-name="ce7" office:value-type="string">
            <text:p>Scan 1-input D Flip-flop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LT4</text:p>
          </table:table-cell>
          <table:table-cell table:style-name="ce6" office:value-type="string">
            <text:p>Data Latch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SDH</text:p>
          </table:table-cell>
          <table:table-cell office:value-type="string">
            <text:p>Scan 2-input DFF with Clear and Clock-Inhibit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DW</text:p>
          </table:table-cell>
          <table:table-cell office:value-type="string">
            <text:p><text:s/>Scan D Flip-flop with 2:1 Multiplex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FJD</text:p>
          </table:table-cell>
          <table:table-cell office:value-type="string">
            <text:p>Scan J-K Flip-flop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YL4</text:p>
          </table:table-cell>
          <table:table-cell table:style-name="ce7" office:value-type="string">
            <text:p>Data Latch with TM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DE3</text:p>
          </table:table-cell>
          <table:table-cell table:style-name="ce6" office:value-type="string">
            <text:p>3:8 Decoder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DJ</text:p>
          </table:table-cell>
          <table:table-cell table:style-name="ce7" office:value-type="string">
            <text:p>Scan D Flip-flop with 4:1 Multiplex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A2N</text:p>
          </table:table-cell>
          <table:table-cell table:style-name="ce6" office:value-type="string">
            <text:p>2-bit Full Adder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TM</text:p>
          </table:table-cell>
          <table:table-cell office:value-type="string">
            <text:p>Data Latch with Clear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DD</text:p>
          </table:table-cell>
          <table:table-cell office:value-type="string">
            <text:p>Scan D Flip-flop with 2:1 Multiplex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DK</text:p>
          </table:table-cell>
          <table:table-cell office:value-type="string">
            <text:p>Scan D Flip-flop with 3:1 Multiplex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JH</text:p>
          </table:table-cell>
          <table:table-cell table:style-name="ce7" office:value-type="string">
            <text:p>Scan J-K Flip-flop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BD6</text:p>
          </table:table-cell>
          <table:table-cell office:value-type="string">
            <text:p>Delay Cell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FS1</text:p>
          </table:table-cell>
          <table:table-cell table:style-name="ce6" office:value-type="string">
            <text:p>4-bit Serial-in Parallel-out Shift Register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P08</text:p>
          </table:table-cell>
          <table:table-cell office:value-type="string">
            <text:p><text:s/>Odd Parity Generator/Checker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PE8</text:p>
          </table:table-cell>
          <table:table-cell table:style-name="ce7" office:value-type="string">
            <text:p><text:s/>Even Parity Generator/Checker</text:p>
          </table:table-cell>
          <table:table-cell table:style-name="ce7" office:value-type="float" office:value="18">
            <text:p>1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/>
          <table:table-cell table:style-name="Default" office:value-type="string">
            <text:p>FDS</text:p>
          </table:table-cell>
          <table:table-cell office:value-type="string">
            <text:p>4-bit D Flip-flop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table:style-name="Default" office:value-type="string">
            <text:p>FDQ</text:p>
          </table:table-cell>
          <table:table-cell office:value-type="string">
            <text:p>4-bit D Flip-flop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PE9</text:p>
          </table:table-cell>
          <table:table-cell office:value-type="string">
            <text:p><text:s/>Even Parity Generator/Checker</text:p>
          </table:table-cell>
          <table:table-cell office:value-type="float" office:value="22">
            <text:p>2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>
            <text:p>C41</text:p>
          </table:table-cell>
          <table:table-cell office:value-type="string">
            <text:p>Non-Scan 4-bit Binary Async Counter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FDR</text:p>
          </table:table-cell>
          <table:table-cell office:value-type="string">
            <text:p>4-bit D Flip-flop with Clear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table:style-name="ce3" office:value-type="string">
            <text:p>DE6</text:p>
          </table:table-cell>
          <table:table-cell table:style-name="ce6" office:value-type="string">
            <text:p>3:8 Decoder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FS2</text:p>
          </table:table-cell>
          <table:table-cell office:value-type="string">
            <text:p>Shift Register with Synchronous Load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table:style-name="ce5" office:value-type="string">
            <text:p>KBB</text:p>
          </table:table-cell>
          <table:table-cell table:style-name="ce7" office:value-type="string">
            <text:p>Block Clock (OR x10) Buffer</text:p>
          </table:table-cell>
          <table:table-cell table:style-name="ce7" office:value-type="float" office:value="30">
            <text:p>30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/>
          <table:table-cell table:style-name="Default" office:value-type="string">
            <text:p>SFDS</text:p>
          </table:table-cell>
          <table:table-cell office:value-type="string">
            <text:p>Scan 4-input D Flip-flop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C42</text:p>
          </table:table-cell>
          <table:table-cell office:value-type="string">
            <text:p>Non-Scan 4-bit Binary Synchronous Counter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FS3</text:p>
          </table:table-cell>
          <table:table-cell office:value-type="string">
            <text:p>Shift Register with Asynchronous Load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SFDR</text:p>
          </table:table-cell>
          <table:table-cell table:style-name="ce6" office:value-type="string">
            <text:p>Scan 4-input D Flip-flop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R1</text:p>
          </table:table-cell>
          <table:table-cell table:style-name="ce7" office:value-type="string">
            <text:p>4-bit Serial-in Parallel-out Shift Register with scan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MC4</text:p>
          </table:table-cell>
          <table:table-cell table:style-name="ce6" office:value-type="string">
            <text:p>Magnitude Comparator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1">
            <text:p>11</text:p>
          </table:table-cell>
          <table:table-cell table:style-name="ce8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DB</text:p>
          </table:table-cell>
          <table:table-cell table:style-name="ce7" office:value-type="string">
            <text:p>Scan 1-input D Flip-flop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9">
            <text:p>9</text:p>
          </table:table-cell>
          <table:table-cell table:style-name="ce10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A4H</text:p>
          </table:table-cell>
          <table:table-cell table:style-name="ce6" office:value-type="string">
            <text:p>4-bit Binary Full Adder with Fast Carry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8" office:value-type="float" office:value="5">
            <text:p>5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office:value-type="string">
            <text:p>C43</text:p>
          </table:table-cell>
          <table:table-cell office:value-type="string">
            <text:p>Non-Scan 4-bit Binary Sync Up counter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USED</text:p>
          </table:table-cell>
        </table:table-row>
        <table:table-row table:style-name="ro1">
          <table:table-cell/>
          <table:table-cell table:style-name="ce5" office:value-type="string">
            <text:p>C45</text:p>
          </table:table-cell>
          <table:table-cell table:style-name="ce7" office:value-type="string">
            <text:p>Non-Scan Binary Synchronous Up Counter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SC43</text:p>
          </table:table-cell>
          <table:table-cell office:value-type="string">
            <text:p>Scan 4-bit Synchronous Binary Up Counter Async Clear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table:style-name="Default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SC72</text:p>
          </table:table-cell>
          <table:table-cell table:style-name="ce6" office:value-type="string">
            <text:p><text:s/>Scan 4-bit Synchronous Binary Up Counter Parallel Load</text:p>
          </table:table-cell>
          <table:table-cell table:style-name="ce6" office:value-type="float" office:value="62">
            <text:p>62</text:p>
          </table:table-cell>
          <table:table-cell table:style-name="ce6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>
            <text:p>SHB</text:p>
          </table:table-cell>
          <table:table-cell office:value-type="string">
            <text:p><text:s/>Scan 1-input D Flip-flop</text:p>
          </table:table-cell>
          <table:table-cell office:value-type="float" office:value="62">
            <text:p>62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SHC</text:p>
          </table:table-cell>
          <table:table-cell table:style-name="ce7" office:value-type="string">
            <text:p><text:s/>Scan 1-input D Flip-flop</text:p>
          </table:table-cell>
          <table:table-cell table:style-name="ce7" office:value-type="float" office:value="62">
            <text:p>62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/>
          <table:table-cell table:style-name="Default" office:value-type="string">
            <text:p>SC82</text:p>
          </table:table-cell>
          <table:table-cell office:value-type="string">
            <text:p><text:s/>Scan 4-bit Synchronous Binary Down Counter Parallel Load</text:p>
          </table:table-cell>
          <table:table-cell office:value-type="float" office:value="66">
            <text:p>66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>
            <text:p>C47</text:p>
          </table:table-cell>
          <table:table-cell table:style-name="ce6" office:value-type="string">
            <text:p>Non-Scan Binary Synchronous Up/Down Counter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SHA</text:p>
          </table:table-cell>
          <table:table-cell table:style-name="ce7" office:value-type="string">
            <text:p><text:s/>Scan 1-input D Flip-flop</text:p>
          </table:table-cell>
          <table:table-cell table:style-name="ce7" office:value-type="float" office:value="68">
            <text:p>6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/>
          <table:table-cell table:style-name="ce3" office:value-type="string">
            <text:p>SC47</text:p>
          </table:table-cell>
          <table:table-cell table:style-name="ce6" office:value-type="string">
            <text:p><text:s/>Scan 4-bit Synchronous Binary Up/Down COunter</text:p>
          </table:table-cell>
          <table:table-cell table:style-name="ce6" office:value-type="float" office:value="78">
            <text:p>78</text:p>
          </table:table-cell>
          <table:table-cell table:style-name="ce6"/>
          <table:table-cell table:style-name="ce8"/>
          <table:table-cell table:number-columns-repeated="4"/>
        </table:table-row>
        <table:table-row table:style-name="ro1">
          <table:table-cell/>
          <table:table-cell table:style-name="ce5" office:value-type="string">
            <text:p>SHJ</text:p>
          </table:table-cell>
          <table:table-cell table:style-name="ce7" office:value-type="string">
            <text:p><text:s/>Scan D Flip-flop with 2:1 Multiplex</text:p>
          </table:table-cell>
          <table:table-cell table:style-name="ce7" office:value-type="float" office:value="78">
            <text:p>78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/>
          <table:table-cell table:style-name="Default" office:value-type="string">
            <text:p>SHK</text:p>
          </table:table-cell>
          <table:table-cell office:value-type="string">
            <text:p><text:s/>Scan D Flip-flop with 3:1 Multiplex</text:p>
          </table:table-cell>
          <table:table-cell office:value-type="float" office:value="88">
            <text:p>88</text:p>
          </table:table-cell>
          <table:table-cell/>
          <table:table-cell table:style-name="Default"/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B5:Feuille1.F17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3/02/2018</text:date>, <text:time>18:3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8:27:56.90</meta:creation-date>
    <meta:generator>OpenOffice.org/3.4$Win32 OpenOffice.org_project/340m1$Build-9590</meta:generator>
    <dc:date>2018-02-03T18:34:49.22</dc:date>
    <meta:editing-duration>P16DT13H16M56S</meta:editing-duration>
    <meta:editing-cycles>55</meta:editing-cycles>
    <meta:document-statistic meta:table-count="3" meta:cell-count="863" meta:object-count="0"/>
  </office:meta>
</office:document-meta>
</file>